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eeeee" loext:opacity="100%" style:font-name="Nunito Sans" fo:font-style="italic" fo:font-weight="normal" officeooo:rsid="00016466" officeooo:paragraph-rsid="00016466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weight="bold" officeooo:rsid="00016466" officeooo:paragraph-rsid="0001646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style="italic" fo:font-weight="normal" officeooo:rsid="00016466" officeooo:paragraph-rsid="00016466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weight="normal" officeooo:rsid="0016b12e" officeooo:paragraph-rsid="0016b12e"/>
    </style:style>
    <style:style style:name="P5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16b12e" officeooo:paragraph-rsid="0016b12e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weight-asian="normal" style:font-style-complex="normal" style:font-weight-complex="normal"/>
    </style:style>
    <style:style style:name="T2" style:family="text">
      <style:text-properties fo:font-style="normal" officeooo:rsid="00186a32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186a32" style:font-style-asian="normal" style:font-weight-asian="bold" style:font-style-complex="normal" style:font-weight-complex="bold"/>
    </style:style>
    <style:style style:name="T5" style:family="text">
      <style:text-properties officeooo:rsid="0016b12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uter Graphics</text:p>
      <text:p text:style-name="P3">Exercises <text:span text:style-name="T5">5</text:span></text:p>
      <text:p text:style-name="P1"/>
      <text:list text:style-name="L1">
        <text:list-item>
          <text:p text:style-name="P5">Implement the ability to control whether an object should be drawn with a texture or vertex colors.</text:p>
        </text:list-item>
        <text:list-item>
          <text:p text:style-name="P4"><text:span text:style-name="T1">Generate vertices and indices for a </text:span><text:span text:style-name="T3">sphere</text:span><text:span text:style-name="T1"> in </text:span><text:span text:style-name="T3">mesh.hpp</text:span><text:span text:style-name="T1"> using the source given. The method of implementation does not matter, as long as it looks like a sphere in the end. </text:span><text:span text:style-name="T2">The uv/st coordinates can be set to 0, but make sure to create proper </text:span><text:span text:style-name="T4">normals</text:span><text:span text:style-name="T2"> with a length of 1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6:32:50.859913221</meta:creation-date>
    <dc:date>2023-12-12T09:17:29.522874161</dc:date>
    <meta:editing-duration>PT2H41S</meta:editing-duration>
    <meta:editing-cycles>21</meta:editing-cycles>
    <meta:generator>LibreOffice/7.6.4.1$Linux_X86_64 LibreOffice_project/60$Build-1</meta:generator>
    <meta:document-statistic meta:table-count="0" meta:image-count="0" meta:object-count="0" meta:page-count="1" meta:paragraph-count="4" meta:word-count="74" meta:character-count="399" meta:non-whitespace-character-count="331"/>
  </office:meta>
</office:document-meta>
</file>